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f1176" officeooo:paragraph-rsid="001f1176" fo:background-color="transparent"/>
    </style:style>
    <style:style style:name="P2" style:family="paragraph" style:parent-style-name="Text_20_body">
      <style:text-properties style:use-window-font-color="true" fo:background-color="transparent"/>
    </style:style>
    <style:style style:name="P3" style:family="paragraph" style:parent-style-name="Text_20_body">
      <style:text-properties style:use-window-font-color="true" officeooo:rsid="001bb4d8" officeooo:paragraph-rsid="001bb4d8" fo:background-color="transparent"/>
    </style:style>
    <style:style style:name="P4" style:family="paragraph" style:parent-style-name="Text_20_body">
      <style:text-properties style:use-window-font-color="true" officeooo:rsid="001a7f58" officeooo:paragraph-rsid="001a7f58" fo:background-color="transparent"/>
    </style:style>
    <style:style style:name="P5" style:family="paragraph" style:parent-style-name="Text_20_body">
      <style:text-properties style:use-window-font-color="true" officeooo:rsid="001ac5b6" officeooo:paragraph-rsid="001bb4d8" fo:background-color="transparent"/>
    </style:style>
    <style:style style:name="P6" style:family="paragraph" style:parent-style-name="Text_20_body">
      <style:text-properties style:use-window-font-color="true" officeooo:rsid="001ac5b6" officeooo:paragraph-rsid="001f1176" fo:background-color="transparent"/>
    </style:style>
    <style:style style:name="P7" style:family="paragraph" style:parent-style-name="Text_20_body">
      <style:text-properties style:use-window-font-color="true" officeooo:rsid="001d56d7" officeooo:paragraph-rsid="001d56d7" fo:background-color="transparent"/>
    </style:style>
    <style:style style:name="P8" style:family="paragraph" style:parent-style-name="Text_20_body">
      <style:paragraph-properties fo:margin-top="0cm" fo:margin-bottom="0.101cm" loext:contextual-spacing="false"/>
      <style:text-properties style:use-window-font-color="true" officeooo:rsid="001ac5b6" officeooo:paragraph-rsid="001ac5b6" fo:background-color="transparent"/>
    </style:style>
    <style:style style:name="P9" style:family="paragraph" style:parent-style-name="Text_20_body">
      <style:paragraph-properties fo:margin-top="0cm" fo:margin-bottom="0.101cm" loext:contextual-spacing="false"/>
      <style:text-properties style:use-window-font-color="true" officeooo:rsid="001bb4d8" officeooo:paragraph-rsid="001bb4d8" fo:background-color="transparent"/>
    </style:style>
    <style:style style:name="P10" style:family="paragraph" style:parent-style-name="Text_20_body">
      <style:text-properties style:use-window-font-color="true" officeooo:rsid="001a7f58" officeooo:paragraph-rsid="001a7f58" fo:background-color="transparent"/>
    </style:style>
    <style:style style:name="P11" style:family="paragraph" style:parent-style-name="Text_20_body">
      <style:text-properties style:use-window-font-color="true" officeooo:rsid="0021359b" officeooo:paragraph-rsid="0021359b" fo:background-color="transparent"/>
    </style:style>
    <style:style style:name="T1" style:family="text">
      <style:text-properties officeooo:rsid="001ac5b6"/>
    </style:style>
    <style:style style:name="T2" style:family="text">
      <style:text-properties officeooo:rsid="001bb4d8"/>
    </style:style>
    <style:style style:name="T3" style:family="text">
      <style:text-properties officeooo:rsid="001d56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Tiago mantovani malaguti 1726650</text:p>
      <text:p text:style-name="P4">1-) O que são frameworks ágeis?</text:p>
      <text:p text:style-name="P4">R:E um quadro que estabelece algumas tarefas, que e adaptáveis com suas atividades</text:p>
      <text:p text:style-name="P4">são metodologias ágeis, onde não deve ferir os principios e valores dos metodos ageis.</text:p>
      <text:p text:style-name="P2">2-) Cite algumas metodologias que implementam frameworks ágeis?</text:p>
      <text:p text:style-name="P4">R: scrum, kanban, scrumban, estreme programming, lean startup, <text:span text:style-name="T1">e atualmente 70% dos times de desenvolvimentos de software conteporaneo usam scrum ou uma das suas variaçoes;</text:span></text:p>
      <text:p text:style-name="P2">3-) O que é o SCRUM?</text:p>
      <text:p text:style-name="P4"><text:span text:style-name="T1">R:</text:span>Um frameworks mais conhecidos por aplicar mindset <text:span text:style-name="T1">ágil</text:span> e chamado de SCRUM</text:p>
      <text:p text:style-name="P2">4-) Quais os papéis dentro do Scrum?</text:p>
      <text:p text:style-name="P8">R:</text:p>
      <text:p text:style-name="P8">product owner(PO)</text:p>
      <text:p text:style-name="P8">conversas com executivos, conversar com stakeholders, conversar com time, conversar com cliente e <text:s/>usuário.</text:p>
      <text:p text:style-name="P8">Levantar estoria de usuario</text:p>
      <text:p text:style-name="P8">*uma especificação de uma mais ou sentenca na linguagem de negocio ou contidiana do usuario final ou usuario do sistema que captura o que um usuario faz ou necessita fazer como parte de sua funcao de trabalho;</text:p>
      <text:p text:style-name="P9">Scrum Master: responsavel por garantir que os valores e praticas do scrum esteja vivo dentro do dia-dia do time. Ele e considerado o coach do time, ajudando o time scrum a fazer o melhor trabalho possível.</text:p>
      <text:p text:style-name="P9">Time scrum: são todas as pessoas necessarias para fazer o queum item do backlog do produto se transforme em um incremento do produto potencial entregavel. De forma bem acertiva, são elas que fazem a coisa acontecer.</text:p>
      <text:p text:style-name="P9"/>
      <text:p text:style-name="P8"/>
      <text:p text:style-name="P8"/>
      <text:p text:style-name="P2">5-) O que é Product Backlog?</text:p>
      <text:p text:style-name="P5">R<text:span text:style-name="T2">a especie de lista com o que precisa ser feito,</text:span></text:p>
      <text:p text:style-name="P3">produto backlog e diferente de um documento de requisitos, alto nivel(escrito em liguagem simples) pode mudar a qualquer momento.</text:p>
      <text:p text:style-name="P3"/>
      <text:p text:style-name="P2">6-) O que é discutido na reunião diária?</text:p>
      <text:p text:style-name="P3">R <text:s text:c="2"/><text:span text:style-name="T3">reunir para uma conversa junto com o granmaster,cada um menciona o que realizou, cada um fala o que vai desemvolver, o motivo de não houver evoluvao, informacao compartilhada, e a evoluvao do negoçio;</text:span></text:p>
      <text:p text:style-name="P2"><text:soft-page-break/>7-) O que é debatido na Retrospectiva?</text:p>
      <text:p text:style-name="P7">R: <text:s/>foco especial no produto, entender se o produto pra quem demando, envolvendo usuarrio <text:s/>, e ter uma analise da situacao do produto, o time se reune, ela e muito similar a sprint, onde busca conhecimeto, a produtividade da equipe, o scrum master vai tentar alinha perfiz dar sugentao, e auxiliar no processo.</text:p>
      <text:p text:style-name="P2">8-) O que é sprint?</text:p>
      <text:p text:style-name="P6">R: <text:span text:style-name="T3"><text:s/>seria cada uma fases de um projeto, estipuladas em espaço determinado de <text:s/>tempo que podem variar de duas a quatros semanas</text:span></text:p>
      <text:p text:style-name="P2">9-) Estabeleça um comparativo entre Scrum e Cascata.</text:p>
      <text:p text:style-name="P1">No SCRUM e incrementado o produto, já no cascata ele gera artefatos entre fases onde gera uma grande entrega, que já no srum tem um produto já dentro de quatro semana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1:00:03.360104844</meta:creation-date>
    <dc:date>2019-09-24T21:52:14.102876422</dc:date>
    <meta:editing-duration>PT5M8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428" meta:character-count="2541" meta:non-whitespace-character-count="2133"/>
  </office:meta>
</office:document-meta>
</file>